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fo:text-align="justify" style:justify-single-word="false" fo:orphans="2" fo:widows="2" fo:padding="0cm" fo:border="none"/>
      <style:text-properties fo:color="#000000" style:font-name="Times New Roman" fo:font-size="12pt" style:font-size-asian="12pt" style:font-size-complex="12pt"/>
    </style:style>
    <style:style style:name="P2" style:family="paragraph" style:parent-style-name="Text_20_body" style:list-style-name="L1">
      <style:paragraph-properties fo:margin-top="0cm" fo:margin-bottom="0cm" fo:text-align="justify" style:justify-single-word="false" fo:orphans="2" fo:widows="2" fo:padding="0cm" fo:border="non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top="0cm" fo:margin-bottom="0cm" fo:text-align="justify" style:justify-single-word="false" fo:orphans="2" fo:widows="2" fo:padding="0cm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list-style-name="L1">
      <style:paragraph-properties fo:margin-top="0cm" fo:margin-bottom="0cm" fo:text-align="justify" style:justify-single-word="false" fo:orphans="2" fo:widows="2" fo:padding="0cm" fo:border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 style:list-style-name="L1">
      <style:paragraph-properties fo:margin-top="0cm" fo:margin-bottom="0cm" fo:text-align="justify" style:justify-single-word="false" fo:orphans="2" fo:widows="2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fo:text-align="justify" style:justify-single-word="false" fo:orphans="2" fo:widows="2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Times New Roman"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02122" style:font-name="sans-serif" fo:font-size="10.5pt" fo:letter-spacing="normal" fo:font-style="normal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02122" style:font-name="sans-serif" fo:letter-spacing="normal" fo:font-style="normal"/>
    </style:style>
    <style:style style:name="T5" style:family="text">
      <style:text-properties fo:font-variant="normal" fo:text-transform="none" fo:color="#202122" style:font-name="sans-serif" fo:letter-spacing="normal" fo:font-style="normal" fo:font-weight="normal"/>
    </style:style>
    <style:style style:name="T6" style:family="text">
      <style:text-properties fo:font-variant="normal" fo:text-transform="none" fo:color="#202122" style:font-name="sans-serif" fo:letter-spacing="normal" fo:font-style="normal" fo:font-weight="bold"/>
    </style:style>
    <style:style style:name="T7" style:family="text">
      <style:text-properties fo:font-variant="normal" fo:text-transform="none" fo:color="#202122" fo:letter-spacing="normal"/>
    </style:style>
    <style:style style:name="T8" style:family="text">
      <style:text-properties fo:font-variant="normal" fo:text-transform="none" fo:color="#202122" fo:letter-spacing="normal" fo:font-style="normal"/>
    </style:style>
    <style:style style:name="T9" style:family="text">
      <style:text-properties fo:font-variant="normal" fo:text-transform="none" fo:color="#202122" fo:letter-spacing="normal" fo:font-style="normal" fo:font-weight="bold"/>
    </style:style>
    <style:style style:name="T10" style:family="text">
      <style:text-properties fo:font-variant="normal" fo:text-transform="none" fo:color="#202122" fo:letter-spacing="normal" fo:font-style="normal" fo:font-weight="normal"/>
    </style:style>
    <style:style style:name="T11" style:family="text">
      <style:text-properties fo:font-variant="normal" fo:text-transform="none" style:text-line-through-style="none" style:font-name="sans-serif" fo:font-size="10.5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style:text-line-through-style="none" style:font-name="sans-serif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bold" style:text-blinking="false"/>
    </style:style>
    <style:style style:name="T16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fo:font-weight="bold" style:text-blinking="false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font-name="sans-serif" fo:font-size="10.5pt" fo:letter-spacing="normal" fo:font-style="normal" style:text-underline-style="none" style:text-blinking="false"/>
    </style:style>
    <style:style style:name="T18" style:family="text">
      <style:text-properties fo:font-variant="normal" fo:text-transform="none" fo:color="#000000" style:text-line-through-style="none" style:font-name="sans-serif" fo:letter-spacing="normal" fo:font-style="normal" style:text-underline-style="none" style:text-blinking="false"/>
    </style:style>
    <style:style style:name="T19" style:family="text">
      <style:text-properties fo:font-variant="normal" fo:text-transform="none" fo:color="#000000" style:text-line-through-style="none" style:font-name="sans-serif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000000" style:text-line-through-style="none" style:font-name="sans-serif" fo:letter-spacing="normal" fo:font-style="normal" style:text-underline-style="none" fo:font-weight="bold" style:text-blinking="false"/>
    </style:style>
    <style:style style:name="T21" style:family="text">
      <style:text-properties fo:font-variant="normal" fo:text-transform="none" fo:color="#000000" style:text-line-through-style="none" style:font-name="sans-serif" fo:letter-spacing="normal" fo:font-style="normal" style:text-underline-style="none" fo:font-weight="bold" style:text-blinking="false" style:font-weight-asian="bold" style:font-weight-complex="bold"/>
    </style:style>
    <style:style style:name="T22" style:family="text">
      <style:text-properties fo:font-variant="normal" fo:text-transform="none" fo:color="#000000" style:text-line-through-styl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23" style:family="text">
      <style:text-properties fo:font-variant="normal" fo:text-transform="none" fo:color="#000000" style:text-line-through-style="none" style:font-name="sans-serif" fo:font-size="12pt" fo:letter-spacing="normal" fo:font-style="normal" style:text-underline-style="none" fo:font-weight="bold" style:text-blinking="false" style:font-size-asian="12pt" style:font-size-complex="12pt"/>
    </style:style>
    <style:style style:name="T24" style:family="text">
      <style:text-properties fo:font-variant="normal" fo:text-transform="none" fo:color="#000000" style:text-line-through-style="none" fo:letter-spacing="normal" fo:font-style="normal" style:text-underline-style="none" style:text-blinking="false"/>
    </style:style>
    <style:style style:name="T25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style:font-weight-asian="bold" style:font-weight-complex="bold"/>
    </style:style>
    <style:style style:name="T27" style:family="text">
      <style:text-properties fo:font-variant="normal" fo:text-transform="none" fo:color="#000000" style:text-line-through-style="none" fo:font-size="12pt" fo:letter-spacing="normal" fo:font-style="normal" style:text-underline-style="none" fo:font-weight="normal" style:text-blinking="false" style:font-size-asian="12pt" style:font-size-complex="12pt"/>
    </style:style>
    <style:style style:name="T28" style:family="text">
      <style:text-properties fo:font-variant="normal" fo:text-transform="none" fo:color="#000000" style:text-line-through-style="none" fo:font-size="12pt" fo:letter-spacing="normal" fo:font-style="normal" style:text-underline-style="none" fo:font-weight="bold" style:text-blinking="false" style:font-size-asian="12pt" style:font-size-complex="12pt"/>
    </style:style>
    <style:style style:name="T29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30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size-complex="12pt"/>
    </style:style>
    <style:style style:name="T31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style:text-blinking="false" style:font-size-asian="12pt" style:font-size-complex="12pt"/>
    </style:style>
    <style:style style:name="T33" style:family="text">
      <style:text-properties fo:font-variant="normal" fo:text-transform="none" fo:color="#000000" style:font-name="sans-serif" fo:font-size="10.5pt" fo:letter-spacing="normal" fo:font-style="normal"/>
    </style:style>
    <style:style style:name="T34" style:family="text">
      <style:text-properties fo:font-variant="normal" fo:text-transform="none" fo:color="#000000" style:font-name="sans-serif" fo:font-size="10.5pt" fo:letter-spacing="normal" fo:font-style="normal" fo:font-weight="normal"/>
    </style:style>
    <style:style style:name="T35" style:family="text">
      <style:text-properties fo:font-variant="normal" fo:text-transform="none" fo:color="#000000" style:font-name="sans-serif" fo:font-size="10.5pt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color="#000000" style:font-name="sans-serif" fo:letter-spacing="normal" fo:font-style="normal"/>
    </style:style>
    <style:style style:name="T37" style:family="text">
      <style:text-properties fo:font-variant="normal" fo:text-transform="none" fo:color="#000000" style:font-name="sans-serif" fo:letter-spacing="normal" fo:font-style="normal" fo:font-weight="normal"/>
    </style:style>
    <style:style style:name="T38" style:family="text">
      <style:text-properties fo:font-variant="normal" fo:text-transform="none" fo:color="#000000" style:font-name="sans-serif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000000" style:font-name="sans-serif" fo:font-size="12pt" fo:letter-spacing="normal" fo:font-style="normal" fo:font-weight="bold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000000" fo:letter-spacing="normal" fo:font-style="normal"/>
    </style:style>
    <style:style style:name="T42" style:family="text">
      <style:text-properties fo:font-variant="normal" fo:text-transform="none" fo:color="#000000" fo:letter-spacing="normal" fo:font-style="normal" fo:font-weight="normal"/>
    </style:style>
    <style:style style:name="T4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4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8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49" style:family="text">
      <style:text-properties fo:font-variant="normal" fo:text-transform="none" fo:color="#54595d" style:font-name="sans-serif" fo:font-size="12pt" fo:letter-spacing="normal" fo:font-style="normal" fo:font-weight="normal"/>
    </style:style>
    <style:style style:name="T50" style:family="text">
      <style:text-properties fo:font-variant="normal" fo:text-transform="none" fo:color="#54595d" style:font-name="sans-serif" fo:letter-spacing="normal" fo:font-style="normal" fo:font-weight="normal"/>
    </style:style>
    <style:style style:name="T51" style:family="text">
      <style:text-properties fo:font-variant="normal" fo:text-transform="none" fo:color="#54595d" fo:letter-spacing="normal" fo:font-style="normal"/>
    </style:style>
    <style:style style:name="T52" style:family="text">
      <style:text-properties fo:font-variant="normal" fo:text-transform="none" fo:color="#54595d" fo:letter-spacing="normal" fo:font-style="normal" fo:font-weight="normal"/>
    </style:style>
    <style:style style:name="T53" style:family="text">
      <style:text-properties fo:font-variant="normal" fo:text-transform="none" style:font-name="sans-serif" fo:font-size="10.5pt" fo:letter-spacing="normal" fo:font-style="normal" fo:font-weight="normal"/>
    </style:style>
    <style:style style:name="T54" style:family="text">
      <style:text-properties fo:font-variant="normal" fo:text-transform="none" style:font-name="sans-serif" fo:letter-spacing="normal" fo:font-style="normal" fo:font-weight="normal"/>
    </style:style>
    <style:style style:name="T55" style:family="text">
      <style:text-properties fo:font-variant="normal" fo:text-transform="none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9">Liceum Ogólnokształcące im. Filomatów Chojnickich w Chojnicach</text:span><text:span text:style-name="T7">– </text:span><text:span text:style-name="T10">najstarsze liceum w Chojnicach. Jest trzynastą najstarszą szkołą w Polsce. Razem z Technikum im. Stefana Bieszka tworzy Zespół Szkół w Chojnicach.</text:span> </text:p>
      <text:h text:style-name="P9" text:outline-level="2"><text:span text:style-name="T51">Historia szkoły- kalendarium:</text:span></text:h>
      <text:list xml:id="list2946654790687114454" text:style-name="L1">
        <text:list-header>
          <text:p text:style-name="P6"><text:span text:style-name="T10">1955 r. – Rada miejska Chojnic przekształca już istniejącą szkołę parafialną w protestancką, konfiskując jednocześnie budynek szkolny.</text:span></text:p>
          <text:p text:style-name="P6"><text:span text:style-name="T10"/></text:p>
          <text:p text:style-name="P2"><text:span text:style-name="T10">1916 r. - Dzięki staraniom ks. Jana Doręgowskiego budynek zwrócono katolikom i tym samym szkoła parafialna mogła kontynuować swoją działalność.</text:span></text:p>
          <text:p text:style-name="P2"><text:span text:style-name="T10"/></text:p>
        </text:list-header>
      </text:list>
      <text:p text:style-name="P3"><text:span text:style-name="T24">1622 r. </text:span><text:span text:style-name="T8">– Założenie Szkoły przez dwóch</text:span><text:span text:style-name="T24"> jezuitów</text:span><text:span text:style-name="T8">: Szymona Schretera i Krzysztofa Krausa.</text:span></text:p>
      <text:p text:style-name="P3"><text:span text:style-name="T8"/></text:p>
      <text:list xml:id="list34589898" text:continue-numbering="true" text:style-name="L1">
        <text:list-header>
          <text:p text:style-name="P1"><text:span text:style-name="T13">1630 r. </text:span><text:span text:style-name="T55">– Arcybiskup</text:span><text:span text:style-name="T13"> Jan Wężyk </text:span><text:span text:style-name="T55">wyniósł szkołę do godności kolegium.</text:span></text:p>
          <text:p text:style-name="P1"><text:span text:style-name="T55"/></text:p>
          <text:p text:style-name="P2"><text:span text:style-name="T25">1812 r. </text:span><text:span text:style-name="T42">–W szkole zakwaterowane zostały wojska napoleońskie, w rok później rosyjskie, co skomplikowało i obniżyło proces kształcenia i wychowania.</text:span></text:p>
          <text:p text:style-name="P2"><text:span text:style-name="T42"/></text:p>
          <text:p text:style-name="P2"><text:span text:style-name="T25">1815 r. </text:span><text:span text:style-name="T42">– Przekształcenie szkoły w Katolickie Gimnazjum.</text:span></text:p>
          <text:p text:style-name="P2"><text:span text:style-name="T42"/></text:p>
          <text:p text:style-name="P2"><text:span text:style-name="T25">1818 r.</text:span><text:span text:style-name="T42">– Pierwszy egzamin dojrzałości, do którego przystąpiło dwóch absolwentów.</text:span></text:p>
          <text:p text:style-name="P2"><text:span text:style-name="T42"/></text:p>
          <text:p text:style-name="P4"><text:span text:style-name="T41">1827 r. – Szkoła otrzymała statut Królewskiego Katolickiego Gimnazjum i przez 10 lat była jedyną szkołą średnią na Pomorzu Gdańskim.</text:span></text:p>
          <text:p text:style-name="P4"><text:span text:style-name="T41"/></text:p>
          <text:p text:style-name="P2"><text:span text:style-name="T25">1841 r. </text:span><text:span text:style-name="T42">- Biskup Anastazy Sedlag zakłada fundusz stypendialny dla biednych uczniów.</text:span></text:p>
          <text:p text:style-name="P2"><text:span text:style-name="T42"/></text:p>
          <text:p text:style-name="P2"><text:span text:style-name="T42">1848 r. - Wprowadzenie języka polskiego </text:span><text:span text:style-name="T25"><text:s/></text:span><text:span text:style-name="T42">do wszystkich klas w wymiarze 2 godzin tygodniowo.</text:span></text:p>
          <text:p text:style-name="P2"><text:span text:style-name="T42"/></text:p>
          <text:p text:style-name="P2"><text:span text:style-name="T43">15.04.1920 r.</text:span><text:span text:style-name="T42"> - <text:s/>Ferdynand Bieszk przejął szkołę z rąk niemieckiego dyrektora dra Paula Corrensa.</text:span></text:p>
          <text:p text:style-name="P2"><text:span text:style-name="T42"/></text:p>
          <text:p text:style-name="P5"><text:span text:style-name="T46">1.09.1939 r. </text:span><text:span text:style-name="T47">- Wybuch </text:span><text:a xlink:type="simple" xlink:href="https://pl.wikipedia.org/wiki/II_wojna_światowa" text:style-name="Internet_20_link" text:visited-style-name="Visited_20_Internet_20_Link"><text:span text:style-name="T29">II wojny światowej</text:span></text:a><text:span text:style-name="T47">, budynek szkoły zostaje zamieniony na szpital.</text:span></text:p>
          <text:p text:style-name="P5"><text:span text:style-name="T47"/></text:p>
          <text:p text:style-name="P2"><text:span text:style-name="T26">17.04.1945 r</text:span><text:span text:style-name="T25">. </text:span><text:span text:style-name="T42">- Szkoła wznawia działalność dzięki pracom przygotowawczym prowadzonym przez Mieczysława Szczepańskiego.</text:span></text:p>
          <text:p text:style-name="P2"><text:span text:style-name="T42"/></text:p>
          <text:p text:style-name="P2"><text:span text:style-name="T42">1947 r. - Połączenie gimnazjum i liceum w czteroletnie liceum.</text:span></text:p>
          <text:p text:style-name="P2"><text:span text:style-name="T42"/></text:p>
          <text:p text:style-name="P5"><text:span text:style-name="T31">1966 r..</text:span><text:span text:style-name="T46">- Nadanie szkole imienia </text:span><text:a xlink:type="simple" xlink:href="https://pl.wikipedia.org/wiki/Filomaci_Pomorscy" text:style-name="Internet_20_link" text:visited-style-name="Visited_20_Internet_20_Link"><text:span text:style-name="T31">Filomatów Chojnickich</text:span></text:a><text:span text:style-name="T46">.</text:span></text:p>
          <text:p text:style-name="P5"><text:span text:style-name="T46"/></text:p>
          <text:p text:style-name="P2"><text:span text:style-name="T26">1.09.1976 r.</text:span><text:span text:style-name="T25"> </text:span><text:span text:style-name="T42">- Przekształcenie Liceum Ogólnokształcącego, Liceum Ekonomicznego, Liceum Zawodowego i Zasadniczej Szkoły Zawodowej w Zespół Szkół w Chojnicach.</text:span></text:p>
          <text:p text:style-name="P2"><text:span text:style-name="T42"/></text:p>
          <text:p text:style-name="P2"><text:span text:style-name="T42">2002 r. - W wyniku reformy oświaty utworzono 3-letnie Liceum Ogólnokształcące i Profilowane tworzące Zespół Szkół Licealnych.</text:span></text:p>
          <text:p text:style-name="P2"><text:span text:style-name="T42"/></text:p>
          <text:p text:style-name="P2"><text:span text:style-name="T43">Kwiecień 2005 r.</text:span><text:span text:style-name="T42"> - Uchwałą Rady Powiatu w miejsce Liceum Profilowanego powstały Technikum Ekonomiczne, Technikum Informatyczne i Technikum Handlowe oraz zastąpiono nazwę Zespół Szkół Licealnych nazwą Zespół Szkół w Chojnicach.</text:span></text:p>
          <text:p text:style-name="P2"><text:span text:style-name="T42"/></text:p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OpenSymbol" svg:font-family="OpenSymbol"/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3T14:22:16.92</meta:creation-date>
    <meta:document-statistic meta:table-count="0" meta:image-count="0" meta:object-count="0" meta:page-count="1" meta:paragraph-count="20" meta:word-count="316" meta:character-count="2203"/>
    <dc:date>2022-11-23T14:35:14.89</dc:date>
    <meta:editing-duration>PT12M58S</meta:editing-duration>
    <meta:editing-cycles>1</meta:editing-cycles>
    <meta:generator>OpenOffice/4.1.3$Win32 OpenOffice.org_project/413m1$Build-9783</meta:generator>
  </office:meta>
</office:document-meta>
</file>